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51cm" style:rel-column-width="1638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32bda" officeooo:paragraph-rsid="00132bda"/>
    </style:style>
    <style:style style:name="P2" style:family="paragraph" style:parent-style-name="Heading_20_1">
      <style:text-properties officeooo:rsid="0033f5f3" officeooo:paragraph-rsid="0033f5f3"/>
    </style:style>
    <style:style style:name="P3" style:family="paragraph" style:parent-style-name="Heading_20_1">
      <style:paragraph-properties fo:break-before="page"/>
      <style:text-properties officeooo:rsid="0033f5f3" officeooo:paragraph-rsid="0033f5f3"/>
    </style:style>
    <style:style style:name="P4" style:family="paragraph" style:parent-style-name="Text_20_body">
      <style:text-properties officeooo:paragraph-rsid="0033f5f3"/>
    </style:style>
    <style:style style:name="P5" style:family="paragraph" style:parent-style-name="Text_20_body">
      <style:text-properties officeooo:rsid="003746cc" officeooo:paragraph-rsid="003746cc"/>
    </style:style>
    <style:style style:name="P6" style:family="paragraph" style:parent-style-name="Text_20_body">
      <style:text-properties officeooo:rsid="003c2e72" officeooo:paragraph-rsid="003c2e72"/>
    </style:style>
    <style:style style:name="P7" style:family="paragraph" style:parent-style-name="Text_20_body">
      <style:text-properties officeooo:rsid="003e082c" officeooo:paragraph-rsid="003e082c"/>
    </style:style>
    <style:style style:name="P8" style:family="paragraph" style:parent-style-name="Table_20_Contents">
      <style:paragraph-properties fo:text-align="center" style:justify-single-word="false"/>
      <style:text-properties officeooo:rsid="00398e3f" officeooo:paragraph-rsid="00398e3f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398e3f" officeooo:paragraph-rsid="00398e3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tyle="italic" officeooo:rsid="00398e3f" officeooo:paragraph-rsid="00398e3f" style:font-style-asian="italic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font-style="italic" officeooo:rsid="003a75ee" officeooo:paragraph-rsid="003a75ee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fo:font-style="italic" officeooo:rsid="003c2e72" officeooo:paragraph-rsid="003c2e72" style:font-style-asian="italic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officeooo:rsid="003a75ee" officeooo:paragraph-rsid="003a75ee"/>
    </style:style>
    <style:style style:name="P15" style:family="paragraph" style:parent-style-name="Table_20_Contents">
      <style:paragraph-properties fo:text-align="center" style:justify-single-word="false"/>
      <style:text-properties officeooo:rsid="003c2e72" officeooo:paragraph-rsid="003c2e72"/>
    </style:style>
    <style:style style:name="T1" style:family="text">
      <style:text-properties officeooo:rsid="00132bda"/>
    </style:style>
    <style:style style:name="T2" style:family="text">
      <style:text-properties officeooo:rsid="0033c3fc"/>
    </style:style>
    <style:style style:name="T3" style:family="text">
      <style:text-properties officeooo:rsid="0033f5f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586d7" style:font-style-asian="italic" style:font-style-complex="italic"/>
    </style:style>
    <style:style style:name="T6" style:family="text">
      <style:text-properties fo:font-style="italic" officeooo:rsid="0033f5f3" style:font-style-asian="italic" style:font-style-complex="italic"/>
    </style:style>
    <style:style style:name="T7" style:family="text">
      <style:text-properties officeooo:rsid="00375cd1"/>
    </style:style>
    <style:style style:name="T8" style:family="text">
      <style:text-properties officeooo:rsid="0037653d"/>
    </style:style>
    <style:style style:name="T9" style:family="text">
      <style:text-properties officeooo:rsid="00380668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e082c" style:font-style-asian="normal" style:font-style-complex="normal"/>
    </style:style>
    <style:style style:name="T12" style:family="text">
      <style:text-properties officeooo:rsid="003c2e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>Rapport TP<text:span text:style-name="T2">4</text:span></text:p>
      <text:h text:style-name="P3" text:outline-level="1">But :</text:h>
      <text:p text:style-name="P4"><text:span text:style-name="T3">L’objectif de ce tp est d’implémenter le Chomp, un jeu combinatoire abstrait à deux joueurs et nous allons utiliser les notions suivantes : tableau statique à deux dimensions, les types structurés et énumérés, interface </text:span><text:span text:style-name="T6">ncurses</text:span><text:span text:style-name="T3"> en gestion tour par tour, comparaison entre programmation par fichier unique et par modules et la compilation à partir d’un fichier </text:span><text:span text:style-name="T5">bash.</text:span></text:p>
      <text:h text:style-name="P2" text:outline-level="1">Description du projet :</text:h>
      <text:p text:style-name="P5">Le projet se découpe en 6 modules :</text:p>
      <text:p text:style-name="P5">- Un module Chomp qui va servir de fonction principale du jeu et qui va appeler tous les autres modules nécessaires pour le programme.</text:p>
      <text:p text:style-name="P5">- Un module Graphique qui va afficher le plateau d<text:span text:style-name="T7">u</text:span> jeu et transférer des données récupéré sur la fenêtre.</text:p>
      <text:p text:style-name="P5">- <text:span text:style-name="T8">Un module Coup qui va créer un nouveau type structuré qui stockera les coordonnées x et y d’un coup de l’un des joueurs.</text:span></text:p>
      <text:p text:style-name="P5">- <text:span text:style-name="T8">Un module Joueur qui va créer un nouveau type énuméré qui contiendra deux valeurs qui représentent le joueur 1 et le joueur 2.</text:span></text:p>
      <text:p text:style-name="P5">- <text:span text:style-name="T8">Un module Tablette qui va créer un nouveau type structuré qui va stocker une tableau statique à deux dimension qui représentera le plateau de jeu.</text:span></text:p>
      <text:p text:style-name="P5">- <text:span text:style-name="T9">Un module Position qui va créer un nouveau type structuré qui va stocker le plateau de jeu Tablette et la valeur du joueur Joueur en cours.</text:span></text:p>
      <table:table table:name="Tableau1" table:style-name="Tableau1">
        <table:table-column table:style-name="Tableau1.A" table:number-columns-repeated="4"/>
        <table:table-row>
          <table:table-cell table:style-name="Tableau1.A1" office:value-type="string">
            <text:p text:style-name="P10">Prototype<text:span text:style-name="T12">s</text:span></text:p>
          </table:table-cell>
          <table:table-cell table:style-name="Tableau1.A1" office:value-type="string">
            <text:p text:style-name="P10">Description<text:span text:style-name="T12">s</text:span></text:p>
          </table:table-cell>
          <table:table-cell table:style-name="Tableau1.A1" office:value-type="string">
            <text:p text:style-name="P10">Renvoie<text:span text:style-name="T12">s</text:span></text:p>
          </table:table-cell>
          <table:table-cell table:style-name="Tableau1.D1" office:value-type="string">
            <text:p text:style-name="P10">Dépendance<text:span text:style-name="T12">s</text:span></text:p>
          </table:table-cell>
        </table:table-row>
        <table:table-row>
          <table:table-cell table:style-name="Tableau1.A2" office:value-type="string">
            <text:p text:style-name="P9"/>
            <text:p text:style-name="P9"/>
            <text:p text:style-name="P9">Joueur partie(int num_partie, int nb_partie);</text:p>
          </table:table-cell>
          <table:table-cell table:style-name="Tableau1.A2" office:value-type="string">
            <text:p text:style-name="P8">Lance la partie du jeu et l’affiche. Elle récupère son le numéro <text:s/>de la partie dans ‘num_partie’ et le nombre total de partie dans ‘nb_partie’</text:p>
          </table:table-cell>
          <table:table-cell table:style-name="Tableau1.A2" office:value-type="string">
            <text:p text:style-name="P8"/>
            <text:p text:style-name="P8"/>
            <text:p text:style-name="P8">Renvoie la valeur du joueur qui a gagné la partie en cours</text:p>
          </table:table-cell>
          <table:table-cell table:style-name="Tableau1.D2" office:value-type="string">
            <text:p text:style-name="P8"><text:span text:style-name="T4"/></text:p>
            <text:p text:style-name="P8"><text:span text:style-name="T4">ncurses.h</text:span></text:p>
            <text:p text:style-name="P11">Position.h</text:p>
            <text:p text:style-name="P11">Graphique.h</text:p>
            <text:p text:style-name="P12">Coup.h</text:p>
            <text:p text:style-name="P12">Joueur.h</text:p>
          </table:table-cell>
        </table:table-row>
        <table:table-row>
          <table:table-cell table:style-name="Tableau1.A2" office:value-type="string">
            <text:p text:style-name="P9">void match(void);</text:p>
          </table:table-cell>
          <table:table-cell table:style-name="Tableau1.A2" office:value-type="string">
            <text:p text:style-name="P14">Lance le match et demande aux joueurs le nombre de partie qu’ils souhaitent</text:p>
          </table:table-cell>
          <table:table-cell table:style-name="Tableau1.A2" office:value-type="string">
            <text:p text:style-name="P14"/>
            <text:p text:style-name="P14">Ne renvoie rien</text:p>
          </table:table-cell>
          <table:table-cell table:style-name="Tableau1.D2" office:value-type="string">
            <text:p text:style-name="P12">ncurses.h</text:p>
            <text:p text:style-name="P12">Chomp.h</text:p>
          </table:table-cell>
        </table:table-row>
        <table:table-row>
          <table:table-cell table:style-name="Tableau1.A2" office:value-type="string">
            <text:p text:style-name="P9">int est_legal(Position pos, Coup coup);</text:p>
          </table:table-cell>
          <table:table-cell table:style-name="Tableau1.A2" office:value-type="string">
            <text:p text:style-name="P14">Vérifie si le Coup ‘coup’ est valide dans la Position ‘pos’</text:p>
          </table:table-cell>
          <table:table-cell table:style-name="Tableau1.A2" office:value-type="string">
            <text:p text:style-name="P14">Renvoie 1 si le coup est valide et 0 sinon</text:p>
          </table:table-cell>
          <table:table-cell table:style-name="Tableau1.D2" office:value-type="string">
            <text:p text:style-name="P12">Position.h</text:p>
            <text:p text:style-name="P12">Coup.h</text:p>
          </table:table-cell>
        </table:table-row>
        <text:soft-page-break/>
        <table:table-row>
          <table:table-cell table:style-name="Tableau1.A2" office:value-type="string">
            <text:p text:style-name="P9">void afficher_position(Position pos);</text:p>
          </table:table-cell>
          <table:table-cell table:style-name="Tableau1.A2" office:value-type="string">
            <text:p text:style-name="P14">Affiche la Position ‘pos’ dans la fenêtre standard</text:p>
          </table:table-cell>
          <table:table-cell table:style-name="Tableau1.A2" office:value-type="string">
            <text:p text:style-name="P14"/>
            <text:p text:style-name="P14">Ne renvoie rien</text:p>
          </table:table-cell>
          <table:table-cell table:style-name="Tableau1.D2" office:value-type="string">
            <text:p text:style-name="P12">Graphique.h</text:p>
            <text:p text:style-name="P12">Position.h</text:p>
            <text:p text:style-name="P12">ncurses.h</text:p>
          </table:table-cell>
        </table:table-row>
        <table:table-row>
          <table:table-cell table:style-name="Tableau1.A2" office:value-type="string">
            <text:p text:style-name="P9">Coup lire_coup(Position pos);</text:p>
          </table:table-cell>
          <table:table-cell table:style-name="Tableau1.A2" office:value-type="string">
            <text:p text:style-name="P14">Lit un clic souris et l’associe à un Coup et vérifie si le coup est valide dans la Position ‘pos’</text:p>
          </table:table-cell>
          <table:table-cell table:style-name="Tableau1.A2" office:value-type="string">
            <text:p text:style-name="P14"/>
            <text:p text:style-name="P14">Renvoie le coup valide récupéré</text:p>
          </table:table-cell>
          <table:table-cell table:style-name="Tableau1.D2" office:value-type="string">
            <text:p text:style-name="P12"/>
            <text:p text:style-name="P12">Coup.h</text:p>
            <text:p text:style-name="P12">ncurses.h</text:p>
            <text:p text:style-name="P12">Position.h</text:p>
          </table:table-cell>
        </table:table-row>
        <table:table-row>
          <table:table-cell table:style-name="Tableau1.A2" office:value-type="string">
            <text:p text:style-name="P9">Joueur adversaire(Joueur joueur);</text:p>
          </table:table-cell>
          <table:table-cell table:style-name="Tableau1.A2" office:value-type="string">
            <text:p text:style-name="P15">Donne l’adversaire du Joueur ‘joueur’</text:p>
          </table:table-cell>
          <table:table-cell table:style-name="Tableau1.A2" office:value-type="string">
            <text:p text:style-name="P15">Renvoie la valeur du joueur inverse de ‘joueur’</text:p>
          </table:table-cell>
          <table:table-cell table:style-name="Tableau1.D2" office:value-type="string">
            <text:p text:style-name="P13"/>
            <text:p text:style-name="P13">Joueur.h</text:p>
          </table:table-cell>
        </table:table-row>
        <table:table-row>
          <table:table-cell table:style-name="Tableau1.A2" office:value-type="string">
            <text:p text:style-name="P9"/>
            <text:p text:style-name="P9">Tablette creer_tablette(void);</text:p>
          </table:table-cell>
          <table:table-cell table:style-name="Tableau1.A2" office:value-type="string">
            <text:p text:style-name="P15"/>
            <text:p text:style-name="P15">Crée une Tablette initialisée</text:p>
          </table:table-cell>
          <table:table-cell table:style-name="Tableau1.A2" office:value-type="string">
            <text:p text:style-name="P15">Renvoie une variable de type Tablette avec le champs chocolat où toutes ses cases sont initialisées à 1</text:p>
          </table:table-cell>
          <table:table-cell table:style-name="Tableau1.D2" office:value-type="string">
            <text:p text:style-name="P13"/>
            <text:p text:style-name="P13"/>
            <text:p text:style-name="P13">Tablette.h</text:p>
          </table:table-cell>
        </table:table-row>
      </table:table>
      <text:p text:style-name="P5"/>
      <text:p text:style-name="P6">On peut compiler le programme à l’aide du fichier <text:span text:style-name="T4">bash </text:span><text:span text:style-name="T10">Compilation.sh en exécutant la commande : sh Compilation.sh. L’exécutable s’appelle tp4 et s’exécute comme-suit : ./tp4.</text:span></text:p>
      <text:p text:style-name="P6"><text:span text:style-name="T10">Les </text:span><text:span text:style-name="T11">avantages de la programmation modulaire sont : le partage du travail qui peut s’organiser plus facilement, rend plus compréhensible un projet car il le partitionne presque par fonctionnalité et d’autre.</text:span></text:p>
      <text:p text:style-name="P7"><text:span text:style-name="T10">Son désavantage le plus important est sa longueur pour des codes simples il demande parfois trop d’effort pour des choses qui n’en ont possiblement pas la nécessité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2bda" officeooo:paragraph-rsid="00132bda"/>
    </style:style>
    <style:style style:name="MT1" style:family="text">
      <style:text-properties officeooo:rsid="00132b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Amine<text:tab/>Univeristé<text:tab/>Thomas</text:p>
        <text:p text:style-name="MP1">Bourennane<text:tab/>Gustave Eiffel<text:tab/>Berthereau</text:p>
      </style:header>
      <style:footer>
        <text:p text:style-name="Footer"><text:date style:data-style-name="N37" text:date-value="2020-01-21T10:38:02.073945505" text:fixed="true">21/01/20</text:date><text:tab/><text:page-number text:select-page="current">2</text:page-number>/<text:page-count>3</text:page-count><text:tab/><text:span text:style-name="MT1">L2 Informatique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0:35:39.670241639</meta:creation-date>
    <dc:date>2020-03-03T09:58:38.200905409</dc:date>
    <meta:editing-duration>PT4H1M38S</meta:editing-duration>
    <meta:editing-cycles>10</meta:editing-cycles>
    <meta:generator>LibreOffice/6.0.7.3$Linux_X86_64 LibreOffice_project/00m0$Build-3</meta:generator>
    <meta:document-statistic meta:table-count="1" meta:image-count="0" meta:object-count="0" meta:page-count="3" meta:paragraph-count="59" meta:word-count="501" meta:character-count="3072" meta:non-whitespace-character-count="2629"/>
  </office:meta>
</office:document-meta>
</file>